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style:font-name="Arial" officeooo:rsid="0000c529" officeooo:paragraph-rsid="00018e84" style:font-name-complex="Arial1"/>
    </style:style>
    <style:style style:name="P2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officeooo:paragraph-rsid="00018e84" style:font-name-complex="Arial1"/>
    </style:style>
    <style:style style:name="P3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style:font-name="Arial" officeooo:paragraph-rsid="00018e84" style:font-name-complex="Arial1"/>
    </style:style>
    <style:style style:name="P4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style:font-name="Arial" fo:font-size="12pt" officeooo:rsid="0000c529" officeooo:paragraph-rsid="00018e84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officeooo:paragraph-rsid="00018e84"/>
    </style:style>
    <style:style style:name="P6" style:family="paragraph" style:parent-style-name="Default_7e_LT_7e_Untertitel">
      <style:paragraph-properties fo:margin-top="0cm" fo:margin-bottom="0cm" style:contextual-spacing="false" style:line-height-at-least="0.176cm" fo:text-align="justify" style:justify-single-word="false"/>
      <style:text-properties style:font-name="Arial" fo:font-size="12pt" officeooo:rsid="0000c529" officeooo:paragraph-rsid="00018e84" style:font-size-asian="12pt" style:font-name-complex="Arial1" style:font-size-complex="12pt"/>
    </style:style>
    <style:style style:name="P7" style:family="paragraph" style:parent-style-name="Default_7e_LT_7e_Untertitel">
      <style:paragraph-properties fo:text-align="justify" style:justify-single-word="false"/>
      <style:text-properties fo:color="#000000" fo:font-size="12pt" style:font-size-asian="12pt" style:font-size-complex="12pt"/>
    </style:style>
    <style:style style:name="P8" style:family="paragraph" style:parent-style-name="Default_7e_LT_7e_Untertitel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margin-top="0cm" fo:margin-bottom="0cm" style:contextual-spacing="false" style:line-height-at-least="0.847cm" fo:text-align="center" style:justify-single-word="false" style:page-number="auto"/>
      <style:text-properties style:font-name="Arial" fo:font-style="normal" fo:font-weight="bold" officeooo:rsid="00018e84" officeooo:paragraph-rsid="00018e84" style:font-style-asian="normal" style:font-weight-asian="bold" style:font-name-complex="Arial1" style:font-style-complex="normal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fo:font-style="normal" fo:font-weight="bold" officeooo:rsid="00018e84" officeooo:paragraph-rsid="00018e84" style:font-style-asian="normal" style:font-weight-asian="bold" style:font-name-complex="Arial1" style:font-style-complex="normal" style:font-weight-complex="bold"/>
    </style:style>
    <style:style style:name="P11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fo:font-style="italic" officeooo:rsid="00018e84" officeooo:paragraph-rsid="00018e84" style:font-style-asian="italic" style:font-name-complex="Arial1" style:font-weight-complex="bold"/>
    </style:style>
    <style:style style:name="P12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officeooo:paragraph-rsid="00018e84" style:font-name-complex="Arial1" style:font-weight-complex="bold"/>
    </style:style>
    <style:style style:name="P13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officeooo:rsid="00018e84" officeooo:paragraph-rsid="00018e84" style:font-name-complex="Arial1" style:font-weight-complex="bold"/>
    </style:style>
    <style:style style:name="P14" style:family="paragraph" style:parent-style-name="Standard">
      <style:paragraph-properties fo:margin-top="0cm" fo:margin-bottom="0cm" style:contextual-spacing="false" style:line-height-at-least="0.847cm" fo:text-align="center" style:justify-single-word="false"/>
      <style:text-properties style:font-name="Arial" fo:font-weight="bold" officeooo:rsid="00018e84" officeooo:paragraph-rsid="00018e84" style:font-weight-asian="bold" style:font-name-complex="Arial1" style:font-weight-complex="bold"/>
    </style:style>
    <style:style style:name="P15" style:family="paragraph" style:parent-style-name="Default_7e_LT_7e_Untertitel">
      <style:paragraph-properties fo:text-align="justify" style:justify-single-word="false"/>
      <style:text-properties fo:color="#000000" style:font-name="Liberation Sans1" fo:font-size="12pt" style:font-size-asian="12pt" style:font-size-complex="12pt"/>
    </style:style>
    <style:style style:name="P16" style:family="paragraph" style:parent-style-name="Default_7e_LT_7e_Untertitel" style:list-style-name="L1">
      <style:paragraph-properties fo:text-align="justify" style:justify-single-word="false"/>
      <style:text-properties fo:color="#000000" style:font-name="Liberation Sans1" fo:font-size="12pt" style:font-size-asian="12pt" style:font-size-complex="12pt"/>
    </style:style>
    <style:style style:name="P17" style:family="paragraph" style:parent-style-name="Default_7e_LT_7e_Untertitel" style:list-style-name="L1">
      <style:paragraph-properties fo:text-align="justify" style:justify-single-word="false"/>
      <style:text-properties fo:color="#000000" style:font-name="Liberation Sans1" fo:font-size="12pt" officeooo:paragraph-rsid="00019da5" style:font-size-asian="12pt" style:font-size-complex="12pt"/>
    </style:style>
    <style:style style:name="P18" style:family="paragraph" style:parent-style-name="Default_7e_LT_7e_Untertitel">
      <style:paragraph-properties fo:text-align="justify" style:justify-single-word="false"/>
      <style:text-properties fo:color="#000000" style:font-name="Liberation Sans1" fo:font-size="12pt" officeooo:paragraph-rsid="00019da5" style:font-size-asian="12pt" style:font-size-complex="12pt"/>
    </style:style>
    <style:style style:name="P19" style:family="paragraph" style:parent-style-name="Default_7e_LT_7e_Untertitel">
      <style:paragraph-properties fo:text-align="justify" style:justify-single-word="false"/>
      <style:text-properties fo:color="#000000" style:font-name="Liberation Sans1" fo:font-size="12pt" officeooo:rsid="00019da5" officeooo:paragraph-rsid="00019da5" style:font-size-asian="12pt" style:font-size-complex="12pt"/>
    </style:style>
    <style:style style:name="P20" style:family="paragraph" style:parent-style-name="Default_7e_LT_7e_Untertitel" style:list-style-name="L1">
      <style:paragraph-properties fo:text-align="justify" style:justify-single-word="false"/>
      <style:text-properties fo:color="#000000" style:font-name="Liberation Sans1" fo:font-size="12pt" officeooo:rsid="00019da5" officeooo:paragraph-rsid="00019da5" style:font-size-asian="12pt" style:font-size-complex="12pt"/>
    </style:style>
    <style:style style:name="P21" style:family="paragraph" style:parent-style-name="Default_7e_LT_7e_Untertitel" style:list-style-name="L1">
      <style:paragraph-properties fo:text-align="justify" style:justify-single-word="false"/>
      <style:text-properties fo:color="#000000" style:font-name="Liberation Sans1" fo:font-size="12pt" officeooo:rsid="00020342" officeooo:paragraph-rsid="00020342" style:font-size-asian="12pt" style:font-size-complex="12pt"/>
    </style:style>
    <style:style style:name="P22" style:family="paragraph" style:parent-style-name="Default_7e_LT_7e_Untertitel">
      <style:paragraph-properties fo:text-align="justify" style:justify-single-word="false"/>
      <style:text-properties fo:color="#000000" style:font-name="Liberation Sans1" fo:font-size="12pt" fo:font-weight="bold" officeooo:rsid="00019da5" officeooo:paragraph-rsid="00020342" style:font-size-asian="12pt" style:font-weight-asian="bold" style:font-name-complex="Arial1" style:font-size-complex="12pt" style:font-weight-complex="bold"/>
    </style:style>
    <style:style style:name="P23" style:family="paragraph" style:parent-style-name="Default_7e_LT_7e_Untertitel">
      <style:paragraph-properties fo:margin-top="0cm" fo:margin-bottom="0cm" style:contextual-spacing="false" style:line-height-at-least="0.176cm" fo:text-align="justify" style:justify-single-word="false"/>
      <style:text-properties style:font-name="Arial" fo:font-size="12pt" officeooo:rsid="0000c529" officeooo:paragraph-rsid="00019da5" style:font-size-asian="12pt" style:font-name-complex="Arial1" style:font-size-complex="12pt"/>
    </style:style>
    <style:style style:name="P24" style:family="paragraph" style:parent-style-name="Default_7e_LT_7e_Untertitel">
      <style:paragraph-properties fo:margin-top="0cm" fo:margin-bottom="0cm" style:contextual-spacing="false" style:line-height-at-least="0.176cm" fo:text-align="justify" style:justify-single-word="false"/>
      <style:text-properties style:font-name="Arial" fo:font-size="12pt" officeooo:rsid="0000c529" officeooo:paragraph-rsid="00020342" style:font-size-asian="12pt" style:font-name-complex="Arial1" style:font-size-complex="12pt"/>
    </style:style>
    <style:style style:name="P25" style:family="paragraph" style:parent-style-name="Default_7e_LT_7e_Untertitel" style:list-style-name="L1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2pt" officeooo:rsid="0000c529" officeooo:paragraph-rsid="00018e84" style:font-size-asian="12pt" style:font-name-complex="Arial1" style:font-size-complex="12pt"/>
    </style:style>
    <style:style style:name="P26" style:family="paragraph" style:parent-style-name="Default_7e_LT_7e_Untertitel" style:list-style-name="L1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2pt" officeooo:rsid="00019da5" officeooo:paragraph-rsid="00019da5" style:font-size-asian="12pt" style:font-name-complex="Arial1" style:font-size-complex="12pt"/>
    </style:style>
    <style:style style:name="P27" style:family="paragraph" style:parent-style-name="Default_7e_LT_7e_Untertitel" style:list-style-name="L1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2pt" officeooo:rsid="00020342" officeooo:paragraph-rsid="00020342" style:font-size-asian="12pt" style:font-name-complex="Arial1" style:font-size-complex="12pt"/>
    </style:style>
    <style:style style:name="P28" style:family="paragraph" style:parent-style-name="Default_7e_LT_7e_Titel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6pt" fo:font-weight="bold" officeooo:rsid="0000c529" officeooo:paragraph-rsid="00018e84" style:font-size-asian="16pt" style:font-weight-asian="bold" style:font-name-complex="Arial1" style:font-size-complex="16pt" style:font-weight-complex="bold"/>
    </style:style>
    <style:style style:name="P29" style:family="paragraph" style:parent-style-name="Default_7e_LT_7e_Titel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6pt" fo:font-weight="bold" officeooo:rsid="00019da5" officeooo:paragraph-rsid="00019da5" style:font-size-asian="16pt" style:font-weight-asian="bold" style:font-name-complex="Arial1" style:font-size-complex="16pt" style:font-weight-complex="bold"/>
    </style:style>
    <style:style style:name="P30" style:family="paragraph" style:parent-style-name="Default_7e_LT_7e_Titel">
      <style:paragraph-properties fo:margin-top="0cm" fo:margin-bottom="0cm" style:contextual-spacing="false" style:line-height-at-least="0.176cm" fo:text-align="justify" style:justify-single-word="false"/>
      <style:text-properties fo:color="#000000" style:font-name="Liberation Sans1" fo:font-size="16pt" fo:font-weight="bold" officeooo:rsid="00020342" officeooo:paragraph-rsid="00020342" style:font-size-asian="16pt" style:font-weight-asian="bold" style:font-name-complex="Arial1" style:font-size-complex="16pt" style:font-weight-complex="bold"/>
    </style:style>
    <style:style style:name="T1" style:family="text">
      <style:text-properties style:font-name="Arial" style:font-name-complex="Arial1" style:font-weight-complex="bold"/>
    </style:style>
    <style:style style:name="T2" style:family="text">
      <style:text-properties style:font-name="Arial" officeooo:rsid="00018e84" style:font-name-complex="Arial1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Liberation Sans1"/>
    </style:style>
    <style:style style:name="T5" style:family="text">
      <style:text-properties officeooo:rsid="00019d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mplementing Social Media Features in</text:p>
      <text:p text:style-name="P10">MyKaklase Module of MyEskwela</text:p>
      <text:p text:style-name="P11">A Term Project</text:p>
      <text:p text:style-name="P2"/>
      <text:p text:style-name="P2"/>
      <text:p text:style-name="P2"/>
      <text:p text:style-name="P12">Submitted to:</text:p>
      <text:p text:style-name="P14">PROF. ORVEN LLANTOS</text:p>
      <text:p text:style-name="P5"><text:span text:style-name="T1">Faculty of the </text:span><text:span text:style-name="T2">Computer Science</text:span><text:span text:style-name="T1"> Department</text:span></text:p>
      <text:p text:style-name="P13">School of Computer Studies</text:p>
      <text:p text:style-name="P12">MSU – Iligan Institute of Technology</text:p>
      <text:p text:style-name="P12">Iligan City</text:p>
      <text:p text:style-name="P2"/>
      <text:p text:style-name="P2"/>
      <text:p text:style-name="P12">In partial fulfilment</text:p>
      <text:p text:style-name="P12">Of the Course Requirements</text:p>
      <text:p text:style-name="P5"><text:span text:style-name="T1">In </text:span><text:span text:style-name="T2">CSC 18 Series</text:span></text:p>
      <text:p text:style-name="P2"/>
      <text:p text:style-name="P14">NICOLO LYNSU ECUACION</text:p>
      <text:p text:style-name="P14">JANSSEN JAMES TESSALUNA</text:p>
      <text:p text:style-name="P14">JOREN EZRA APAL</text:p>
      <text:p text:style-name="P14">SILVER GEMS SERATE</text:p>
      <text:p text:style-name="P14">GEOMART BRENTH ABONG</text:p>
      <text:p text:style-name="P14"/>
      <text:p text:style-name="P2"/>
      <text:p text:style-name="P13">December 2014</text:p>
      <text:p text:style-name="P3"/>
      <text:p text:style-name="P1"/>
      <text:p text:style-name="P1"/>
      <text:p text:style-name="P28"><text:soft-page-break/>Vision</text:p>
      <text:p text:style-name="P4"/>
      <text:p text:style-name="P6"/>
      <text:p text:style-name="P8"><text:span text:style-name="T4">"The system allows users to message one </text:span><text:span text:style-name="T3">another, manage and send their own files, manage visible account details, manage contacts."</text:span></text:p>
      <text:p text:style-name="P7"/>
      <text:p text:style-name="P7"/>
      <text:p text:style-name="P28">Mission</text:p>
      <text:p text:style-name="P6"/>
      <text:p text:style-name="P8"><text:span text:style-name="T4">"To create secure, simple, user-friendly modules </text:span><text:span text:style-name="T3">that enable the users to privately message one another, share resources in a classroom using the resource manager, control their personal information visibility and manage their contacts using a friend's list."</text:span></text:p>
      <text:p text:style-name="P7"/>
      <text:p text:style-name="P7"/>
      <text:p text:style-name="P28">Principles</text:p>
      <text:p text:style-name="P6"/>
      <text:list xml:id="list7914199147959918669" text:style-name="L1">
        <text:list-item>
          <text:p text:style-name="P25">User security is of primary importance</text:p>
        </text:list-item>
        <text:list-item>
          <text:p text:style-name="P16">User convenience is secondary</text:p>
        </text:list-item>
      </text:list>
      <text:p text:style-name="P15"/>
      <text:p text:style-name="P30">Feature List</text:p>
      <text:p text:style-name="P24"/>
      <text:list xml:id="list161759018341720" text:continue-numbering="true" text:style-name="L1">
        <text:list-item>
          <text:p text:style-name="P27">Messaging Feature – enables users to contact one another</text:p>
        </text:list-item>
        <text:list-item>
          <text:p text:style-name="P21">Resource Manager – enables users to post resources into the classroom and control who can see the resource</text:p>
        </text:list-item>
        <text:list-item>
          <text:p text:style-name="P21">Admin Filter – enables class admins to control the content in the classroom page</text:p>
        </text:list-item>
        <text:list-item>
          <text:p text:style-name="P21">Friends feature – enables users to add other users to their contact list, thus enabling messaging with the other user any time</text:p>
        </text:list-item>
      </text:list>
      <text:p text:style-name="P22"/>
      <text:p text:style-name="P29"/>
      <text:p text:style-name="P29">Objectives</text:p>
      <text:p text:style-name="P23"/>
      <text:list xml:id="list161760340804383" text:continue-numbering="true" text:style-name="L1">
        <text:list-item>
          <text:p text:style-name="P26">Within the first 2 weeks of production the messaging feature will be ready for use</text:p>
        </text:list-item>
        <text:list-item>
          <text:p text:style-name="P20">Within the the 2 weeks after deployment of the messaging feature, the resource manager will be deployed</text:p>
        </text:list-item>
        <text:list-item>
          <text:p text:style-name="P20">Within the 2 weeks of after the deployment of the resource manager, the admin filter will be deployed</text:p>
        </text:list-item>
        <text:list-item>
          <text:p text:style-name="P17"><text:span text:style-name="T5">Within the 2 weeks after the deployment of the admin filter, the friends feature will be deployed.</text:span></text:p>
        </text:list-item>
      </text:list>
      <text:p text:style-name="P1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5:08:49.070837450</meta:creation-date>
    <dc:date>2014-12-16T16:17:58.049993653</dc:date>
    <meta:editing-duration>PT24M46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35" meta:word-count="271" meta:character-count="1664" meta:non-whitespace-character-count="1433"/>
  </office:meta>
</office:document-meta>
</file>